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(--md-code-font-family)" svg:font-family="var(--md-code-font-family)" style:font-family-generic="roman" style:font-pitch="variable"/>
  </office:font-face-decls>
  <office:automatic-styles>
    <style:style style:name="P1" style:family="paragraph" style:parent-style-name="Standard">
      <style:text-properties fo:font-size="18pt" fo:font-weight="bold" officeooo:rsid="0009adb2" officeooo:paragraph-rsid="0009adb2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paragraph-rsid="0009adb2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1pt" style:text-underline-style="solid" style:text-underline-width="auto" style:text-underline-color="font-color" officeooo:paragraph-rsid="0009adb2" style:font-size-asian="11pt" style:font-size-complex="11pt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text-properties style:font-name="var(--md-code-font-family)" fo:font-size="13pt" officeooo:paragraph-rsid="0009adb2" style:font-size-asian="13pt" style:font-name-complex="Courier New" style:font-size-complex="13pt"/>
    </style:style>
    <style:style style:name="P7" style:family="paragraph" style:parent-style-name="Standard">
      <style:text-properties style:font-name="var(--md-code-font-family)" fo:font-size="13pt" style:text-underline-style="solid" style:text-underline-width="auto" style:text-underline-color="font-color" officeooo:paragraph-rsid="0009adb2" style:font-size-asian="13pt" style:font-name-complex="Courier New" style:font-size-complex="13pt"/>
    </style:style>
    <style:style style:name="P8" style:family="paragraph" style:parent-style-name="Standard">
      <style:text-properties style:font-name="var(--md-code-font-family)" fo:font-size="12pt" style:text-underline-style="solid" style:text-underline-width="auto" style:text-underline-color="font-color" officeooo:paragraph-rsid="0009adb2" style:font-size-asian="12pt" style:font-name-complex="Courier New" style:font-size-complex="12pt"/>
    </style:style>
    <style:style style:name="P9" style:family="paragraph" style:parent-style-name="Standard">
      <style:text-properties style:font-name="var(--md-code-font-family)" fo:font-size="14pt" style:text-underline-style="solid" style:text-underline-width="auto" style:text-underline-color="font-color" officeooo:rsid="0009adb2" officeooo:paragraph-rsid="0009adb2" style:font-size-asian="14pt" style:font-name-complex="Courier New" style:font-size-complex="14pt"/>
    </style:style>
    <style:style style:name="P10" style:family="paragraph" style:parent-style-name="Standard">
      <style:text-properties style:font-name="var(--md-code-font-family)" fo:font-size="14pt" style:text-underline-style="solid" style:text-underline-width="auto" style:text-underline-color="font-color" officeooo:rsid="000a8e98" officeooo:paragraph-rsid="000a8e98" style:font-size-asian="14pt" style:font-name-complex="Courier New" style:font-size-complex="14pt"/>
    </style:style>
    <style:style style:name="P11" style:family="paragraph" style:parent-style-name="Standard">
      <style:text-properties fo:font-size="12pt" style:text-underline-style="solid" style:text-underline-width="auto" style:text-underline-color="font-color" officeooo:paragraph-rsid="0009adb2" style:font-size-asian="12pt" style:font-size-complex="12pt"/>
    </style:style>
    <style:style style:name="P12" style:family="paragraph" style:parent-style-name="Standard">
      <style:text-properties fo:font-size="12pt" style:text-underline-style="solid" style:text-underline-width="auto" style:text-underline-color="font-color" officeooo:rsid="000c0dc4" officeooo:paragraph-rsid="000c0dc4" style:font-size-asian="12pt" style:font-size-complex="12pt"/>
    </style:style>
    <style:style style:name="T1" style:family="text">
      <style:text-properties officeooo:rsid="0009adb2"/>
    </style:style>
    <style:style style:name="T2" style:family="text">
      <style:text-properties style:font-name="var(--md-code-font-family)" style:font-name-complex="Courier New"/>
    </style:style>
    <style:style style:name="T3" style:family="text">
      <style:text-properties style:font-name="var(--md-code-font-family)" officeooo:rsid="0009adb2" style:font-name-complex="Courier New"/>
    </style:style>
    <style:style style:name="T4" style:family="text">
      <style:text-properties style:font-name="var(--md-code-font-family)" fo:font-size="13pt" style:font-size-asian="13pt" style:font-name-complex="Courier New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officeooo:rsid="000c0d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etheus, Node Exporter and Grafana</text:p>
      <text:p text:style-name="P1"/>
      <text:p text:style-name="P3">Install <text:span text:style-name="T1">prometheus, node exporter and grafana in the local system</text:span></text:p>
      <text:p text:style-name="P3"/>
      <text:p text:style-name="P5"/>
      <text:p text:style-name="P6"><text:bookmark text:name="__codelineno-14-1"/>sudo systemctl enable prometheus</text:p>
      <text:p text:style-name="P6"><text:bookmark text:name="__codelineno-15-1"/>sudo systemctl start prometheus</text:p>
      <text:p text:style-name="P6"><text:bookmark text:name="__codelineno-16-1"/>sudo systemctl status <text:span text:style-name="T6">p</text:span>rometheus</text:p>
      <text:p text:style-name="Standard"><text:a xlink:type="simple" xlink:href="http://192.168.0.102:9090/" text:style-name="Internet_20_link" text:visited-style-name="Visited_20_Internet_20_Link"><text:span text:style-name="T5">http://192.168.0.102:9090/</text:span></text:a></text:p>
      <text:p text:style-name="P5"/>
      <text:p text:style-name="P6"><text:bookmark text:name="__codelineno-27-1"/>sudo systemctl enable node_exporter</text:p>
      <text:p text:style-name="P6"><text:bookmark text:name="__codelineno-28-1"/>sudo systemctl start node_exporter</text:p>
      <text:p text:style-name="P6"><text:bookmark text:name="__codelineno-29-1"/>sudo systemctl status node_exporter</text:p>
      <text:p text:style-name="P4"><text:a xlink:type="simple" xlink:href="http://192.168.0.102:9090/targets" text:style-name="Internet_20_link" text:visited-style-name="Visited_20_Internet_20_Link"><text:span text:style-name="T4">http://192.168.0.102:9090/targets</text:span></text:a></text:p>
      <text:p text:style-name="P7"/>
      <text:p text:style-name="P7"/>
      <text:p text:style-name="P7"><text:bookmark-start text:name="_GoBack"/><text:bookmark text:name="__codelineno-39-1"/>sudo systemctl enable grafana-server<text:bookmark-end text:name="_GoBack"/></text:p>
      <text:p text:style-name="P7"><text:bookmark text:name="__codelineno-40-1"/>sudo systemctl start grafana-server</text:p>
      <text:p text:style-name="P7"><text:bookmark text:name="__codelineno-41-1"/>sudo systemctl status grafana-server</text:p>
      <text:p text:style-name="P11"><text:a xlink:type="simple" xlink:href="http://192.168.0.102:3000/" text:style-name="Internet_20_link" text:visited-style-name="Visited_20_Internet_20_Link"><text:span text:style-name="T4">http://192.168.0.102:3000/</text:span></text:a></text:p>
      <text:p text:style-name="P11"><text:span text:style-name="T4"/></text:p>
      <text:p text:style-name="P12"><text:span text:style-name="T4">On Remote host</text:span></text:p>
      <text:p text:style-name="P12"><text:span text:style-name="T4">root@Ubuntu-2204-jammy-amd64-base ~ # sudo systemctl enable node_exporter</text:span></text:p>
      <text:p text:style-name="P12"><text:span text:style-name="T4">root@Ubuntu-2204-jammy-amd64-base ~ # sudo systemctl start node_exporter</text:span></text:p>
      <text:p text:style-name="P12"><text:span text:style-name="T4">root@Ubuntu-2204-jammy-amd64-base ~ # sudo systemctl status node_exporter</text:span></text:p>
      <text:p text:style-name="P7"/>
      <text:p text:style-name="P8"/>
      <text:p text:style-name="P8"/>
      <text:p text:style-name="P2"><text:span text:style-name="T2">Install </text:span><text:span text:style-name="T3">node exporter in the remote host terminal</text:span></text:p>
      <text:p text:style-name="P9">and then go to local system terminal add the ip content in the prometheus.yml execute </text:p>
      <text:p text:style-name="P10">execute other commands and check prometheus targets and go to grafana and see the two hosts</text:p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(--md-code-font-family)" svg:font-family="var(--md-code-font-family)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00:44:49.724823633</meta:creation-date>
    <dc:date>2023-07-19T15:45:36.008281066</dc:date>
    <meta:editing-duration>PT19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17" meta:character-count="951" meta:non-whitespace-character-count="854"/>
  </office:meta>
</office:document-meta>
</file>